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language="en" fo:country="US"/>
    </style:style>
    <style:style style:name="P2" style:parent-style-name="Normal" style:family="paragraph">
      <style:text-properties fo:language="nl" fo:country="BE"/>
    </style:style>
    <style:style style:name="P3" style:parent-style-name="Normal" style:family="paragraph">
      <style:text-properties fo:language="nl" fo:country="BE"/>
    </style:style>
    <style:style style:name="P4" style:parent-style-name="Normal" style:family="paragraph">
      <style:text-properties fo:language="nl" fo:country="BE"/>
    </style:style>
    <style:style style:name="P5" style:parent-style-name="Normal" style:family="paragraph">
      <style:text-properties fo:language="nl" fo:country="BE"/>
    </style:style>
    <style:style style:name="P6" style:parent-style-name="Normal" style:family="paragraph">
      <style:text-properties fo:language="nl" fo:country="BE"/>
    </style:style>
    <style:style style:name="P7" style:parent-style-name="Normal" style:family="paragraph">
      <style:text-properties fo:language="nl" fo:country="BE"/>
    </style:style>
    <style:style style:name="P8" style:parent-style-name="Normal" style:family="paragraph">
      <style:text-properties fo:language="nl" fo:country="BE"/>
    </style:style>
    <style:style style:name="P9" style:parent-style-name="Normal" style:family="paragraph">
      <style:text-properties fo:language="nl" fo:country="BE"/>
    </style:style>
    <style:style style:name="P10" style:parent-style-name="Normal" style:family="paragraph">
      <style:text-properties fo:language="nl" fo:country="BE"/>
    </style:style>
    <style:style style:name="P11" style:parent-style-name="Normal" style:family="paragraph">
      <style:text-properties fo:language="nl" fo:country="BE"/>
    </style:style>
    <style:style style:name="P12" style:parent-style-name="Normal" style:family="paragraph">
      <style:text-properties fo:language="nl" fo:country="BE"/>
    </style:style>
    <style:style style:name="P13" style:parent-style-name="Normal" style:family="paragraph">
      <style:text-properties fo:language="nl" fo:country="BE"/>
    </style:style>
    <style:style style:name="P14" style:parent-style-name="Normal" style:family="paragraph">
      <style:text-properties fo:language="nl" fo:country="BE"/>
    </style:style>
    <style:style style:name="P15" style:parent-style-name="Normal" style:family="paragraph">
      <style:text-properties fo:language="nl" fo:country="BE"/>
    </style:style>
    <style:style style:name="P16" style:parent-style-name="Normal" style:family="paragraph">
      <style:text-properties fo:language="nl" fo:country="BE"/>
    </style:style>
    <style:style style:name="P17" style:parent-style-name="Normal" style:family="paragraph">
      <style:text-properties fo:language="nl" fo:country="BE"/>
    </style:style>
    <style:style style:name="T18" style:parent-style-name="DefaultParagraphFont" style:family="text">
      <style:text-properties fo:language="nl" fo:country="BE"/>
    </style:style>
  </office:automatic-styles>
  <office:body>
    <office:text text:use-soft-page-breaks="true">
      <text:p text:style-name="P1">WZC De wittemeren user manual:</text:p>
      <text:p text:style-name="Normal"/>
      <text:p text:style-name="P2">Welkom bij de User Manual van WZC De Witte Meren. In deze handleiding zullen we uitleggen hoe je de webapp kan gebruiken om bewoners te vinden in ons woonzorgcentrum.</text:p>
      <text:p text:style-name="P3"/>
      <text:p text:style-name="P4">Stap 1: Zoeken</text:p>
      <text:p text:style-name="P5">Om te beginnen moet je op het zoekvlak klikken. Hier kan je de voornaam en achternaam van de bewoner die je zoekt invullen.</text:p>
      <text:p text:style-name="P6"/>
      <text:p text:style-name="P7">Stap 2: Zoekresultaten</text:p>
      <text:p text:style-name="P8">Nadat je op de zoekknop hebt gedrukt, krijg je een lijst van zoekresultaten met extra velden waarin je de ingevoerde naam kan zien, op welke verdieping de bewoner zich bevindt en welk kamernummer de bewoner heeft. Ook zal er een beschrijving te zien zijn over hoe je naar de kamer van de bewoner kan gaan.</text:p>
      <text:p text:style-name="P9"/>
      <text:p text:style-name="P10">Stap 3: Navigeren</text:p>
      <text:p text:style-name="P11">Als je de kamer van de bewoner hebt gevonden, Indien nodig kan je altijd hulp vragen aan het personeel.</text:p>
      <text:p text:style-name="P12"/>
      <text:p text:style-name="P13">Belangrijke opmerkingen:</text:p>
      <text:p text:style-name="P14"/>
      <text:p text:style-name="P15">Als je niet zeker weet<text:s/>op<text:s/>welke verdieping de bewoner zich bevindt, kan je altijd de receptionist vragen om je te helpen.</text:p>
      <text:p text:style-name="P16">Het is belangrijk om te onthouden dat sommige bewoners misschien niet graag bezoek krijgen of op bepaalde tijden niet gestoord willen worden. Zorg er dus voor dat je de bewoner en zijn of haar persoonlijke voorkeuren respecteert.</text:p>
      <text:p text:style-name="P17">De webapp is alleen beschikbaar voor bezoekers van WZC De Witte Meren en is niet toegankelijk voor mensen van buitenaf.</text:p>
      <text:p text:style-name="Normal"><text:span text:style-name="T18">We hopen dat deze handleiding nuttig was en dat je hierdoor gemakkelijk de bewoners kan vinden die je zoekt. Indien je nog vragen hebt, kan je altijd contact opnemen met ons personee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entury Gothic" style:font-name-asian="Times New Roman" style:font-name-complex="Times New Roman" fo:font-weight="bold" style:font-weight-asian="bold" fo:color="#FA6432" fo:letter-spacing="-0.0069in" style:letter-kerning="true" fo:font-size="28pt" style:font-size-asian="28pt" style:font-size-complex="28pt" fo:language="fr" fo:country="BE" fo:hyphenate="false"/>
    </style:style>
    <style:style style:name="TitleChar" style:display-name="Title Char" style:family="text" style:parent-style-name="DefaultParagraphFont">
      <style:text-properties style:font-name="Century Gothic" style:font-name-asian="Times New Roman" style:font-name-complex="Times New Roman" fo:font-weight="bold" style:font-weight-asian="bold" fo:color="#FA6432" fo:letter-spacing="-0.0069in" style:letter-kerning="true" fo:font-size="28pt" style:font-size-asian="28pt" style:font-size-complex="28pt" fo:language="fr" fo:country="B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teve verboven</meta:initial-creator>
    <dc:creator>steve verboven</dc:creator>
    <meta:creation-date>2023-05-15T11:27:00Z</meta:creation-date>
    <dc:date>2023-05-15T12:45:00Z</dc:date>
    <meta:template xlink:href="Normal" xlink:type="simple"/>
    <meta:editing-cycles>1</meta:editing-cycles>
    <meta:editing-duration>PT0S</meta:editing-duration>
    <meta:document-statistic meta:page-count="1" meta:paragraph-count="2" meta:word-count="220" meta:character-count="1474" meta:row-count="10" meta:non-whitespace-character-count="1256"/>
  </office:meta>
</office:document-meta>
</file>